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Servlet.DispatcherServlet( WebApplicationContext web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atcherServlet.getThem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atcherServlet.initStrategies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.noHandlerFound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patcherServlet.initHandlerMappings( Application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ispatcherServlet.render( ModelAndView mv , HttpServletRequest request , HttpServletResponse respon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ispatcherServlet.setThrowExceptionIfNoHandlerFound( boolean throwExceptionIfNoHandler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checkMultipart( HttpServlet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ispatcherServlet.onRefresh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setDetectAllHandlerMappings( boolean detectAllHandler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buildLocaleContext( final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atcherServlet.setDetectAllViewResolvers( boolean detectAllView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Dispatcher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atcherServlet.setDetectAllHandlerAdapters( boolean detectAllHandlerAdap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initThemeResolver( Applic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ispatcherServlet.doDispatch( HttpServletRequest request , HttpServletResponse respons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DispatcherServlet.getDefaultStrategies( ApplicationContext context , Class &lt; T &gt; strategyInterfa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ispatcherServlet.initFlashMapManager( Applic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ispatcherServlet.initHandlerExceptionResolvers( Application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ispatcherServlet.resolveViewName( String viewName , @ Nullable Map &lt; String , Object &gt; model , Locale locale ,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.processDispatchResult( HttpServletRequest request , HttpServletResponse response , @ Nullable HandlerExecutionChain mappedHandler , @ Nullable ModelAndView mv , @ Nullable Exception excep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ispatcherServlet.hasMultipartException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.setDetectAllHandlerExceptionResolvers( boolean detectAllHandler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applyDefaultViewName( HttpServletRequest request , @ Nullable ModelAndView m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Servlet.processHandlerException( HttpServletRequest request , HttpServletResponse response , @ Nullable Object handler , Exception 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ispatcherServlet.restoreAttributesAfterInclude( HttpServletRequest request , Map &lt; ? , ? &gt; attributesSnapsho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ispatcherServlet.initMultipartResolver( Applic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ispatcherServlet.getDefaultViewName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getHandler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.getRequestUri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Servlet.setCleanupAfterInclude( boolean cleanupAfter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initRequestToViewNameTranslator( Applic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atcherServlet.initHandlerAdapters( Application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ispatcherServlet.logRequest( HttpServletRequest reque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ispatcherServlet.getHandlerAdapter( Object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.triggerAfterCompletion( HttpServletRequest request , HttpServletResponse response , @ Nullable HandlerExecutionChain mappedHandler ,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atcherServlet.doService( HttpServletRequest request , HttpServletResponse respon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ispatcherServlet.getMultipar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initViewResolvers( Application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ispatcherServlet.cleanupMultipart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atcherServlet.getDefaultStrategy( ApplicationContext context , Class &lt; T &gt; strategyInterf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Servlet.initLocaleResolver( Applic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ispatcherServlet.getHandler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.createDefaultStrategy( ApplicationContext context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